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85395" officeooo:paragraph-rsid="00185395" style:font-weight-asian="bold" style:font-weight-complex="bold"/>
    </style:style>
    <style:style style:name="P2" style:family="paragraph" style:parent-style-name="Standard">
      <style:text-properties fo:font-weight="bold" officeooo:rsid="00185395" officeooo:paragraph-rsid="001adc3a" style:font-weight-asian="bold" style:font-weight-complex="bold"/>
    </style:style>
    <style:style style:name="P3" style:family="paragraph" style:parent-style-name="Standard">
      <style:text-properties fo:font-weight="bold" officeooo:rsid="00185395" officeooo:paragraph-rsid="001c937c" style:font-weight-asian="bold" style:font-weight-complex="bold"/>
    </style:style>
    <style:style style:name="P4" style:family="paragraph" style:parent-style-name="Standard">
      <style:text-properties officeooo:rsid="0016f37f" officeooo:paragraph-rsid="0016f37f"/>
    </style:style>
    <style:style style:name="P5" style:family="paragraph" style:parent-style-name="Standard">
      <style:text-properties officeooo:rsid="0016f37f" officeooo:paragraph-rsid="00185395"/>
    </style:style>
    <style:style style:name="P6" style:family="paragraph" style:parent-style-name="Standard">
      <style:text-properties officeooo:rsid="0016f37f" officeooo:paragraph-rsid="001adc3a"/>
    </style:style>
    <style:style style:name="P7" style:family="paragraph" style:parent-style-name="Standard">
      <style:text-properties officeooo:rsid="0016f37f" officeooo:paragraph-rsid="001c937c"/>
    </style:style>
    <style:style style:name="P8" style:family="paragraph" style:parent-style-name="Standard">
      <style:text-properties officeooo:rsid="00185395" officeooo:paragraph-rsid="00185395"/>
    </style:style>
    <style:style style:name="P9" style:family="paragraph" style:parent-style-name="Standard">
      <style:text-properties officeooo:rsid="00185395" officeooo:paragraph-rsid="001adc3a"/>
    </style:style>
    <style:style style:name="P10" style:family="paragraph" style:parent-style-name="Standard">
      <style:text-properties officeooo:rsid="00185395" officeooo:paragraph-rsid="001c937c"/>
    </style:style>
    <style:style style:name="P11" style:family="paragraph" style:parent-style-name="Standard">
      <style:text-properties officeooo:paragraph-rsid="001adc3a"/>
    </style:style>
    <style:style style:name="P12" style:family="paragraph" style:parent-style-name="Standard">
      <style:text-properties officeooo:paragraph-rsid="001c937c"/>
    </style:style>
    <style:style style:name="P13" style:family="paragraph" style:parent-style-name="Standard">
      <style:text-properties officeooo:paragraph-rsid="001d785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5395" style:font-weight-asian="bold" style:font-weight-complex="bold"/>
    </style:style>
    <style:style style:name="T3" style:family="text">
      <style:text-properties fo:font-weight="bold" officeooo:rsid="0016f37f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85395" style:font-weight-asian="normal" style:font-weight-complex="normal"/>
    </style:style>
    <style:style style:name="T6" style:family="text">
      <style:text-properties fo:font-weight="normal" officeooo:rsid="0018e587" style:font-weight-asian="normal" style:font-weight-complex="normal"/>
    </style:style>
    <style:style style:name="T7" style:family="text">
      <style:text-properties fo:font-weight="normal" officeooo:rsid="001adc3a" style:font-weight-asian="normal" style:font-weight-complex="normal"/>
    </style:style>
    <style:style style:name="T8" style:family="text">
      <style:text-properties fo:font-weight="normal" officeooo:rsid="001c937c" style:font-weight-asian="normal" style:font-weight-complex="normal"/>
    </style:style>
    <style:style style:name="T9" style:family="text">
      <style:text-properties fo:font-weight="normal" officeooo:rsid="001d72a6" style:font-weight-asian="normal" style:font-weight-complex="normal"/>
    </style:style>
    <style:style style:name="T10" style:family="text">
      <style:text-properties fo:font-weight="normal" officeooo:rsid="001d7850" style:font-weight-asian="normal" style:font-weight-complex="normal"/>
    </style:style>
    <style:style style:name="T11" style:family="text">
      <style:text-properties officeooo:rsid="0018e587"/>
    </style:style>
    <style:style style:name="T12" style:family="text">
      <style:text-properties officeooo:rsid="001adc3a"/>
    </style:style>
    <style:style style:name="T13" style:family="text">
      <style:text-properties officeooo:rsid="001c937c"/>
    </style:style>
    <style:style style:name="T14" style:family="text">
      <style:text-properties officeooo:rsid="001d72a6"/>
    </style:style>
    <style:style style:name="T15" style:family="text">
      <style:text-properties officeooo:rsid="001d785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Number of filters: </text:span><text:span text:style-name="T5">6</text:span></text:p>
      <text:p text:style-name="P4"><text:span text:style-name="T1">Filter size: </text:span><text:span text:style-name="T4">(3,3)</text:span></text:p>
      <text:p text:style-name="P4"><text:span text:style-name="T1">Number of layers: </text:span><text:span text:style-name="T5">11</text:span></text:p>
      <text:p text:style-name="P4"><text:span text:style-name="T1">Number of epochs: </text:span><text:span text:style-name="T5">10</text:span></text:p>
      <text:p text:style-name="P4"><text:span text:style-name="T1">Batch size: </text:span><text:span text:style-name="T5">64</text:span></text:p>
      <text:p text:style-name="P8"><text:span text:style-name="T1">Latent Dimension: </text:span><text:span text:style-name="T4">10</text:span></text:p>
      <text:p text:style-name="P1">Loss: <text:span text:style-name="T4">7234</text:span></text:p>
      <text:p text:style-name="P1">Val_loss: <text:span text:style-name="T4">7204</text:span></text:p>
      <text:p text:style-name="P1"><text:span text:style-name="T4"/></text:p>
      <text:p text:style-name="P5"><text:span text:style-name="T1">Number of filters: </text:span><text:span text:style-name="T5">6</text:span></text:p>
      <text:p text:style-name="P5"><text:span text:style-name="T1">Filter size: </text:span><text:span text:style-name="T4">(3,3)</text:span></text:p>
      <text:p text:style-name="P5"><text:span text:style-name="T1">Number of layers: </text:span><text:span text:style-name="T5">11</text:span></text:p>
      <text:p text:style-name="P5"><text:span text:style-name="T1">Number of epochs: </text:span><text:span text:style-name="T5">30</text:span></text:p>
      <text:p text:style-name="P5"><text:span text:style-name="T1">Batch size: </text:span><text:span text:style-name="T5">64</text:span></text:p>
      <text:p text:style-name="P8"><text:span text:style-name="T1">Latent Dimension: </text:span><text:span text:style-name="T4">10</text:span></text:p>
      <text:p text:style-name="P1">Loss: <text:span text:style-name="T6">7210</text:span></text:p>
      <text:p text:style-name="P1">Val_loss<text:span text:style-name="T4">: </text:span><text:span text:style-name="T6">7205</text:span><text:span text:style-name="T4"> </text:span></text:p>
      <text:p text:style-name="P1"><text:span text:style-name="T4"/></text:p>
      <text:p text:style-name="P5"><text:span text:style-name="T1">Number of filters: </text:span><text:span text:style-name="T5">6</text:span></text:p>
      <text:p text:style-name="P5"><text:span text:style-name="T1">Filter size: </text:span><text:span text:style-name="T4">(3,3)</text:span></text:p>
      <text:p text:style-name="P5"><text:span text:style-name="T1">Number of layers: </text:span><text:span text:style-name="T5">11</text:span></text:p>
      <text:p text:style-name="P5"><text:span text:style-name="T1">Number of epochs: </text:span><text:span text:style-name="T5">50 </text:span><text:span text:style-name="T8">(Σταμάτησε στα 45 epochs λόγω του early stopping)</text:span></text:p>
      <text:p text:style-name="P5"><text:span text:style-name="T1">Batch size: </text:span><text:span text:style-name="T5">64</text:span></text:p>
      <text:p text:style-name="P8"><text:span text:style-name="T1">Latent Dimension: </text:span><text:span text:style-name="T4">10</text:span></text:p>
      <text:p text:style-name="P1">Loss: <text:span text:style-name="T8">7224</text:span></text:p>
      <text:p text:style-name="P1">Val_loss<text:span text:style-name="T4">: </text:span><text:span text:style-name="T8">7206</text:span></text:p>
      <text:p text:style-name="P1"><text:span text:style-name="T8"/></text:p>
      <text:p text:style-name="P7"><text:span text:style-name="T1">Number of filters: </text:span><text:span text:style-name="T5">6</text:span></text:p>
      <text:p text:style-name="P7"><text:span text:style-name="T1">Filter size: </text:span><text:span text:style-name="T4">(3,3)</text:span></text:p>
      <text:p text:style-name="P7"><text:span text:style-name="T1">Number of layers: </text:span><text:span text:style-name="T5">11</text:span></text:p>
      <text:p text:style-name="P7"><text:span text:style-name="T1">Number of epochs: </text:span><text:span text:style-name="T5">10</text:span></text:p>
      <text:p text:style-name="P7"><text:span text:style-name="T1">Batch size: </text:span><text:span text:style-name="T8">128</text:span></text:p>
      <text:p text:style-name="P10"><text:span text:style-name="T1">Latent Dimension: </text:span><text:span text:style-name="T4">10</text:span></text:p>
      <text:p text:style-name="P12"><text:span text:style-name="T2">Loss: </text:span><text:span text:style-name="T9">7201</text:span></text:p>
      <text:p text:style-name="P3"><text:span text:style-name="T13">Val_loss:</text:span><text:span text:style-name="T8"> 7204</text:span></text:p>
      <text:p text:style-name="P1"><text:span text:style-name="T4"/></text:p>
      <text:p text:style-name="P6"><text:span text:style-name="T1">Number of filters: </text:span><text:span text:style-name="T5">6</text:span></text:p>
      <text:p text:style-name="P6"><text:span text:style-name="T1">Filter size: </text:span><text:span text:style-name="T4">(3,3)</text:span></text:p>
      <text:p text:style-name="P6"><text:span text:style-name="T1">Number of layers: </text:span><text:span text:style-name="T5">11</text:span></text:p>
      <text:p text:style-name="P13"><text:span text:style-name="T3">Number of epochs: </text:span><text:span text:style-name="T5">50 </text:span><text:span text:style-name="T8">(Σταμάτησε στα </text:span><text:span text:style-name="T10">31</text:span><text:span text:style-name="T8"> epochs λόγω του early stopping)</text:span></text:p>
      <text:p text:style-name="P11"><text:span text:style-name="T3">Batch size: </text:span><text:span text:style-name="T7">128</text:span></text:p>
      <text:p text:style-name="P9"><text:span text:style-name="T1">Latent Dimension: </text:span><text:span text:style-name="T4">10</text:span></text:p>
      <text:p text:style-name="P2">Loss: <text:span text:style-name="T10">7237</text:span></text:p>
      <text:p text:style-name="P2">Val_loss: <text:span text:style-name="T10">7204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8T15:27:27.631221127</meta:creation-date>
    <dc:date>2021-01-08T17:01:08.425872547</dc:date>
    <meta:editing-duration>PT11M49S</meta:editing-duration>
    <meta:editing-cycles>1</meta:editing-cycles>
    <meta:generator>LibreOffice/6.4.6.2$Linux_X86_64 LibreOffice_project/40$Build-2</meta:generator>
    <meta:document-statistic meta:table-count="0" meta:image-count="0" meta:object-count="0" meta:page-count="1" meta:paragraph-count="40" meta:word-count="141" meta:character-count="783" meta:non-whitespace-character-count="681"/>
  </office:meta>
</office:document-meta>
</file>